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2EE0A718.png" manifest:media-type="image/png"/>
  <manifest:file-entry manifest:full-path="Pictures/10000001000003820000022D09E07927.png" manifest:media-type="image/png"/>
  <manifest:file-entry manifest:full-path="Pictures/100025EA00002B2800002AACD38CD7F3.svg" manifest:media-type="image/svg+xml"/>
  <manifest:file-entry manifest:full-path="Pictures/10002421000062D700003D4810A7CD39.svg" manifest:media-type="image/svg+xml"/>
  <manifest:file-entry manifest:full-path="Pictures/10000001000004FA0000013D32DDBC18.png" manifest:media-type="image/png"/>
  <manifest:file-entry manifest:full-path="Pictures/10000001000001A20000019DEF434C59.png" manifest:media-type="image/png"/>
  <manifest:file-entry manifest:full-path="Pictures/10000001000004B2000001B05826F93E.png" manifest:media-type="image/png"/>
  <manifest:file-entry manifest:full-path="Pictures/1000000100000280000001F0EF97B02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modern"/>
    <style:font-face style:name="Noto Sans CJK SC1" svg:font-family="'Noto Sans CJK SC'" style:font-family-generic="system" style:font-pitch="variable"/>
    <style:font-face style:name="Ubuntu" svg:font-family="Ubuntu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svg:stroke-color="#eeeeee" draw:fill-color="#eeeeee" draw:textarea-horizontal-align="justify" draw:textarea-vertical-align="middle" draw:auto-grow-height="false" fo:min-height="0.25cm" fo:min-width="4cm" style:writing-mode="lr-tb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56cm, 2.328cm, 2.126cm, 2.782cm)" draw:image-opacity="100%" style:mirror="none" loext:decorative="false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color="#000000" draw:marker-end="Linienspitzen_20_1" draw:marker-end-width="0.1cm" draw:fill="none" draw:textarea-vertical-align="middle" loext:decorative="false"/>
    </style:style>
    <style:style style:name="gr8" style:family="graphic" style:parent-style-name="standard">
      <style:graphic-properties svg:stroke-color="#eeeeee" draw:fill="none" draw:textarea-horizontal-align="justify" draw:textarea-vertical-align="middle" draw:auto-grow-height="false" fo:min-height="4.997cm" fo:min-width="4cm" loext:decorative="false"/>
    </style:style>
    <style:style style:name="gr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051cm" fo:min-width="0cm" loext:decorative="false"/>
    </style:style>
    <style:style style:name="gr10" style:family="graphic" style:parent-style-name="standard">
      <style:graphic-properties draw:stroke="solid" svg:stroke-color="#dddddd" draw:fill="none" draw:fill-color="#729fcf" loext:fill-use-slide-background="false" draw:opacity="100%" draw:textarea-horizontal-align="justify" draw:textarea-vertical-align="middle" draw:auto-grow-height="false" fo:min-height="0.39cm" fo:min-width="0.465cm" loext:decorative="false"/>
    </style:style>
    <style:style style:name="gr11" style:family="graphic" style:parent-style-name="standard">
      <style:graphic-properties draw:stroke="solid" svg:stroke-color="#dddddd" draw:fill="none" draw:fill-color="#729fcf" loext:fill-use-slide-background="false" draw:opacity="100%" draw:textarea-horizontal-align="justify" draw:textarea-vertical-align="middle" draw:auto-grow-height="false" fo:min-height="0.391cm" fo:min-width="0.466cm" loext:decorative="false"/>
    </style:style>
    <style:style style:name="gr12" style:family="graphic" style:parent-style-name="standard">
      <style:graphic-properties draw:stroke="solid" svg:stroke-color="#000000" draw:fill="none" draw:fill-color="#729fcf" loext:fill-use-slide-background="false" draw:opacity="100%" draw:textarea-horizontal-align="justify" draw:textarea-vertical-align="middle" draw:auto-grow-height="false" fo:min-height="0.39cm" fo:min-width="0.465cm" loext:decorative="false"/>
    </style:style>
    <style:style style:name="gr13" style:family="graphic" style:parent-style-name="standard">
      <style:graphic-properties draw:stroke="solid" svg:stroke-color="#000000" draw:fill="none" draw:fill-color="#729fcf" loext:fill-use-slide-background="false" draw:opacity="100%" draw:textarea-horizontal-align="justify" draw:textarea-vertical-align="middle" draw:auto-grow-height="false" fo:min-height="0.39cm" fo:min-width="0.466cm" loext:decorative="false"/>
    </style:style>
    <style:style style:name="gr14" style:family="graphic" style:parent-style-name="standard">
      <style:graphic-properties draw:stroke="solid" svg:stroke-color="#000000" draw:fill="none" draw:fill-color="#729fcf" loext:fill-use-slide-background="false" draw:opacity="100%" draw:textarea-horizontal-align="justify" draw:textarea-vertical-align="middle" draw:auto-grow-height="false" fo:min-height="0.391cm" fo:min-width="0.465cm" loext:decorative="false"/>
    </style:style>
    <style:style style:name="gr1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017cm" fo:min-width="0cm" loext:decorative="false"/>
    </style:style>
    <style:style style:name="gr16" style:family="graphic" style:parent-style-name="standard">
      <style:graphic-properties svg:stroke-color="#dddddd" draw:fill="none" loext:fill-use-slide-background="false" draw:textarea-horizontal-align="justify" draw:textarea-vertical-align="middle" draw:auto-grow-height="false" fo:min-height="0.017cm" fo:min-width="0cm" loext:decorative="false"/>
    </style:style>
    <style:style style:name="gr1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Object_20_with_20_no_20_fill_20_and_20_no_20_line">
      <style:graphic-properties draw:stroke="none" svg:stroke-width="0cm" draw:fill="none" loext:fill-use-slide-background="false" draw:opacity="100%" draw:textarea-horizontal-align="center" draw:textarea-vertical-align="top" draw:auto-grow-height="false" fo:padding-top="0.125cm" fo:padding-bottom="0.125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40%" style:mirror="none" loext:decorative="false"/>
    </style:style>
    <style:style style:name="gr19" style:family="graphic" style:parent-style-name="standard">
      <style:graphic-properties draw:stroke="none" draw:fill-color="#ff4000" draw:opacity="40%" draw:textarea-horizontal-align="justify" draw:textarea-vertical-align="middle" draw:auto-grow-height="false" fo:min-height="0.007cm" fo:min-width="0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7cm" fo:min-width="0.378cm" loext:decorative="false"/>
      <style:paragraph-properties style:writing-mode="lr-tb"/>
    </style:style>
    <style:style style:name="gr21" style:family="graphic" style:parent-style-name="standard">
      <style:graphic-properties draw:stroke="solid" draw:stroke-dash="Dot" svg:stroke-color="#dddddd" svg:stroke-linecap="butt" draw:fill="none" draw:fill-color="#729fcf" loext:fill-use-slide-background="false" draw:opacity="100%" draw:textarea-horizontal-align="justify" draw:textarea-vertical-align="middle" draw:auto-grow-height="false" fo:min-height="0.39cm" fo:min-width="0.465cm" loext:decorative="false"/>
    </style:style>
    <style:style style:name="gr22" style:family="graphic" style:parent-style-name="standard">
      <style:graphic-properties draw:stroke="solid" draw:stroke-dash="Dot" svg:stroke-color="#dddddd" svg:stroke-linecap="butt" draw:fill="none" draw:fill-color="#729fcf" loext:fill-use-slide-background="false" draw:opacity="100%" draw:textarea-horizontal-align="justify" draw:textarea-vertical-align="middle" draw:auto-grow-height="false" fo:min-height="0.391cm" fo:min-width="0.466cm" loext:decorative="false"/>
    </style:style>
    <style:style style:name="gr23" style:family="graphic" style:parent-style-name="standard">
      <style:graphic-properties draw:stroke="solid" draw:stroke-dash="Long_20_Dot" svg:stroke-color="#fde725" svg:stroke-linecap="butt" draw:fill="solid" draw:fill-color="#fde725" loext:fill-use-slide-background="false" draw:opacity="20%" draw:textarea-horizontal-align="justify" draw:textarea-vertical-align="middle" draw:auto-grow-height="false" fo:min-height="0.39cm" fo:min-width="0.465cm" loext:decorative="false"/>
    </style:style>
    <style:style style:name="gr24" style:family="graphic" style:parent-style-name="standard">
      <style:graphic-properties draw:stroke="solid" draw:stroke-dash="Long_20_Dot" svg:stroke-color="#414487" svg:stroke-linecap="butt" draw:fill="solid" draw:fill-color="#414487" loext:fill-use-slide-background="false" draw:opacity="20%" draw:textarea-horizontal-align="justify" draw:textarea-vertical-align="middle" draw:auto-grow-height="false" fo:min-height="0.39cm" fo:min-width="0.466cm" loext:decorative="false"/>
    </style:style>
    <style:style style:name="gr25" style:family="graphic" style:parent-style-name="standard">
      <style:graphic-properties draw:stroke="solid" draw:stroke-dash="Long_20_Dot" svg:stroke-color="#fde725" svg:stroke-linecap="butt" draw:fill="solid" draw:fill-color="#fde725" loext:fill-use-slide-background="false" draw:opacity="20%" draw:textarea-horizontal-align="justify" draw:textarea-vertical-align="middle" draw:auto-grow-height="false" fo:min-height="0.391cm" fo:min-width="0.465cm" loext:decorative="false"/>
    </style:style>
    <style:style style:name="gr26" style:family="graphic" style:parent-style-name="standard">
      <style:graphic-properties draw:stroke="solid" draw:stroke-dash="Long_20_Dot" svg:stroke-color="#414487" svg:stroke-linecap="butt" draw:fill="solid" draw:fill-color="#414487" loext:fill-use-slide-background="false" draw:opacity="20%" draw:textarea-horizontal-align="justify" draw:textarea-vertical-align="middle" draw:auto-grow-height="false" fo:min-height="0.391cm" fo:min-width="0.465cm" loext:decorative="false"/>
    </style:style>
    <style:style style:name="gr27" style:family="graphic" style:parent-style-name="standard">
      <style:graphic-properties draw:stroke="solid" draw:stroke-dash="Long_20_Dot" svg:stroke-color="#fde725" svg:stroke-linecap="butt" draw:fill="solid" draw:fill-color="#fde725" loext:fill-use-slide-background="false" draw:opacity="20%" draw:textarea-horizontal-align="justify" draw:textarea-vertical-align="middle" draw:auto-grow-height="false" fo:min-height="0.39cm" fo:min-width="0.466cm" loext:decorative="false"/>
    </style:style>
    <style:style style:name="gr28" style:family="graphic" style:parent-style-name="standard">
      <style:graphic-properties draw:stroke-dash="Long_20_Dot" svg:stroke-color="#000000" draw:fill="solid" draw:fill-color="#fde725" loext:fill-use-slide-background="false" draw:opacity="20%" draw:textarea-horizontal-align="justify" draw:textarea-vertical-align="middle" draw:auto-grow-height="false" fo:min-height="0.017cm" fo:min-width="0cm" loext:decorative="false"/>
    </style:style>
    <style:style style:name="gr29" style:family="graphic" style:parent-style-name="standard">
      <style:graphic-properties draw:stroke-dash="Long_20_Dot" svg:stroke-color="#000000" draw:fill="solid" draw:fill-color="#414487" loext:fill-use-slide-background="false" draw:opacity="20%" draw:textarea-horizontal-align="justify" draw:textarea-vertical-align="middle" draw:auto-grow-height="false" fo:min-height="0.017cm" fo:min-width="0cm" loext:decorative="false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12cm" fo:min-width="0.499cm" loext:decorative="false"/>
    </style:style>
    <style:style style:name="gr3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196cm" fo:min-width="0.165cm" loext:decorative="false"/>
    </style:style>
    <style:style style:name="gr3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191cm" fo:min-width="0.165cm" loext:decorative="false"/>
    </style:style>
    <style:style style:name="gr3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16cm" fo:min-width="0.501cm" loext:decorative="false"/>
    </style:style>
    <style:style style:name="gr36" style:family="graphic">
      <style:graphic-properties loext:decorative="false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1.208cm" fo:min-width="0.656cm" loext:decorative="false"/>
      <style:paragraph-properties style:writing-mode="lr-tb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cm" loext:decorative="false"/>
    </style:style>
    <style:style style:name="gr39" style:family="graphic" style:parent-style-name="standard">
      <style:graphic-properties draw:stroke="none" draw:fill-color="#eeeeee" draw:textarea-horizontal-align="justify" draw:textarea-vertical-align="middle" draw:auto-grow-height="false" fo:min-height="0cm" fo:min-width="0cm" loext:decorative="false"/>
    </style:style>
    <style:style style:name="gr40" style:family="graphic">
      <style:graphic-properties style:protect="size" loext:decorative="false"/>
    </style:style>
    <style:style style:name="pr1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style:font-name="Arial" fo:font-size="9.89999961853027pt" fo:language="zxx" fo:country="none" style:language-asian="zxx" style:country-asian="none" style:language-complex="zxx" style:country-complex="none"/>
    </style:style>
    <style:style style:name="P2" style:family="paragraph">
      <loext:graphic-properties draw:fill-color="#eeeeee"/>
      <style:paragraph-properties fo:text-align="center" style:writing-mode="lr-tb"/>
      <style:text-properties style:font-name="Arial" fo:font-size="9.89999961853027pt" fo:language="zxx" fo:country="none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729fcf" draw:opacity="100%"/>
      <style:paragraph-properties fo:text-align="center"/>
    </style:style>
    <style:style style:name="P8" style:family="paragraph">
      <loext:graphic-properties draw:fill="none" draw:opacity="100%"/>
      <style:paragraph-properties fo:text-align="start"/>
      <style:text-properties fo:font-size="18pt"/>
    </style:style>
    <style:style style:name="P9" style:family="paragraph">
      <loext:graphic-properties draw:fill-color="#ff4000" draw:opacity="40%"/>
      <style:paragraph-properties fo:text-align="center"/>
    </style:style>
    <style:style style:name="P10" style:family="paragraph">
      <loext:graphic-properties draw:fill="none" draw:fill-color="#ffffff"/>
      <style:text-properties fo:font-size="5.40000009536743pt" style:font-size-asian="5.40000009536743pt" style:font-size-complex="5.40000009536743pt"/>
    </style:style>
    <style:style style:name="P11" style:family="paragraph">
      <loext:graphic-properties draw:fill="solid" draw:fill-color="#fde725" draw:opacity="20%"/>
      <style:paragraph-properties fo:text-align="center"/>
    </style:style>
    <style:style style:name="P12" style:family="paragraph">
      <loext:graphic-properties draw:fill="solid" draw:fill-color="#414487" draw:opacity="20%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color="#000000" loext:opacity="100%" style:font-name="Lato" fo:font-style="italic" style:font-style-asian="italic" style:font-style-complex="italic"/>
    </style:style>
    <style:style style:name="P15" style:family="paragraph">
      <loext:graphic-properties draw:fill-color="#ffffff"/>
      <style:paragraph-properties fo:text-align="center"/>
      <style:text-properties fo:color="#000000" loext:opacity="100%" style:font-name="Lato" fo:font-style="italic" style:font-style-asian="italic" style:font-style-complex="italic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eeeeee"/>
      <style:paragraph-properties fo:text-align="center"/>
    </style:style>
    <style:style style:name="P18" style:family="paragraph">
      <loext:graphic-properties draw:fill-color="#ffffff"/>
    </style:style>
    <style:style style:name="T1" style:family="text">
      <style:text-properties style:font-name="Arial" fo:font-size="9pt" fo:language="zxx" fo:country="none" style:font-size-asian="16pt" style:language-asian="zxx" style:country-asian="none" style:font-size-complex="16pt" style:language-complex="zxx" style:country-complex="none"/>
    </style:style>
    <style:style style:name="T2" style:family="text">
      <style:text-properties fo:font-variant="normal" fo:text-transform="none" fo:color="#808080" loext:opacity="100%" style:text-line-through-style="none" style:text-line-through-type="none" style:text-position="0% 100%" style:font-name="Ubuntu" fo:font-size="8pt" fo:letter-spacing="normal" fo:language="de" fo:country="CH" fo:font-style="normal" style:text-underline-style="none" fo:font-weight="normal" fo:background-color="transparent" style:font-name-asian="Noto Sans CJK SC" style:font-size-asian="8pt" style:font-style-asian="normal" style:font-weight-asian="normal" style:font-name-complex="Lohit Devanagari" style:font-size-complex="8pt" style:font-style-complex="normal" style:font-weight-complex="normal"/>
    </style:style>
    <style:style style:name="T3" style:family="text">
      <style:text-properties fo:font-variant="normal" fo:text-transform="none" fo:color="#5eb91e" loext:opacity="100%" style:text-line-through-style="none" style:text-line-through-type="none" style:text-position="0% 100%" style:font-name="Ubuntu" fo:font-size="8pt" fo:letter-spacing="normal" fo:language="de" fo:country="CH" fo:font-style="normal" style:text-underline-style="none" fo:font-weight="normal" fo:background-color="transparent" style:font-name-asian="Noto Sans CJK SC" style:font-size-asian="8pt" style:font-style-asian="normal" style:font-weight-asian="normal" style:font-name-complex="Lohit Devanagari" style:font-size-complex="8pt" style:font-style-complex="normal" style:font-weight-complex="normal"/>
    </style:style>
    <style:style style:name="T4" style:family="text">
      <style:text-properties fo:font-size="5.40000009536743pt" style:font-size-asian="5.40000009536743pt" style:font-size-complex="5.40000009536743pt"/>
    </style:style>
    <style:style style:name="T5" style:family="text">
      <style:text-properties fo:color="#000000" loext:opacity="100%" style:font-name="Lato" fo:font-size="4.90000009536743pt" fo:font-style="italic" style:font-size-asian="4.90000009536743pt" style:font-style-asian="italic" style:font-size-complex="4.9000000953674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5eb91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 draw:style-name="gr1">
          <draw:custom-shape draw:style-name="gr2" draw:text-style-name="P2" draw:layer="layout" svg:width="4.5cm" svg:height="0.5cm" svg:x="0.25cm" svg:y="0.374cm">
            <text:p text:style-name="P1"><text:span text:style-name="T1">Pr</text:span><text:span text:style-name="T1">e-</text:span><text:span text:style-name="T1">Pr</text:span><text:span text:style-name="T1">oc</text:span><text:span text:style-name="T1">es</text:span><text:span text:style-name="T1">sin</text:span><text:span text:style-name="T1">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4.5cm" svg:height="0.5cm" svg:x="5.75cm" svg:y="0.382cm">
            <text:p text:style-name="P1"><text:span text:style-name="T1">Ani</text:span><text:span text:style-name="T1">ma</text:span><text:span text:style-name="T1">l-</text:span><text:span text:style-name="T1">De</text:span><text:span text:style-name="T1">tec</text:span><text:span text:style-name="T1">tio</text:span><text:span text:style-name="T1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Grafik 7" draw:style-name="gr3" draw:text-style-name="P3" draw:layer="layout" svg:width="1.047cm" svg:height="0.811cm" svg:x="1.905cm" svg:y="4.874cm">
            <draw:image xlink:href="Pictures/1000000100000280000001F0EF97B021.png" xlink:type="simple" xlink:show="embed" xlink:actuate="onLoad" draw:mime-type="image/png">
              <text:p/>
            </draw:image>
          </draw:frame>
          <draw:g draw:name="Gruppieren 3" draw:style-name="gr1">
            <draw:frame draw:name="Grafik 8" draw:style-name="gr4" draw:text-style-name="P3" draw:layer="layout" svg:width="3.016cm" svg:height="0.705cm" svg:x="6.414cm" svg:y="4.882cm">
              <draw:image xlink:href="Pictures/10000001000004B2000001B05826F93E.png" xlink:type="simple" xlink:show="embed" xlink:actuate="onLoad" draw:mime-type="image/png">
                <text:p/>
              </draw:image>
            </draw:frame>
            <draw:custom-shape draw:name="Textfeld 4" draw:style-name="gr5" draw:text-style-name="P5" draw:layer="layout" svg:width="2.496cm" svg:height="0.589cm" svg:x="7.079cm" svg:y="5.416cm">
              <text:p text:style-name="P4"><text:span text:style-name="T2">Me</text:span><text:span text:style-name="T2">ga</text:span><text:span text:style-name="T2">De</text:span><text:span text:style-name="T2">tec</text:span><text:span text:style-name="T2">to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style-name="gr2" draw:text-style-name="P2" draw:layer="layout" svg:width="4.5cm" svg:height="0.5cm" svg:x="11.25cm" svg:y="0.374cm">
            <text:p text:style-name="P1"><text:span text:style-name="T1">Sp</text:span><text:span text:style-name="T1">eci</text:span><text:span text:style-name="T1">es-</text:span><text:span text:style-name="T1">Cl</text:span><text:span text:style-name="T1">as</text:span><text:span text:style-name="T1">sifi</text:span><text:span text:style-name="T1">cat</text:span><text:span text:style-name="T1">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name="Gruppieren 4" draw:style-name="gr1">
            <draw:frame draw:name="Grafik 9" draw:style-name="gr3" draw:text-style-name="P3" draw:layer="layout" svg:width="2.926cm" svg:height="0.727cm" svg:x="12.05cm" svg:y="4.916cm">
              <draw:image xlink:href="Pictures/10000001000004FA0000013D32DDBC18.png" xlink:type="simple" xlink:show="embed" xlink:actuate="onLoad" draw:mime-type="image/png">
                <text:p/>
              </draw:image>
            </draw:frame>
            <draw:custom-shape draw:name="Textfeld 5" draw:style-name="gr6" draw:text-style-name="P5" draw:layer="layout" svg:width="2.496cm" svg:height="0.589cm" svg:x="12.549cm" svg:y="5.416cm">
              <text:p text:style-name="P4"><text:span text:style-name="T3">Tra</text:span><text:span text:style-name="T3">pTa</text:span><text:span text:style-name="T3">gg</text:span><text:span text:style-name="T3">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style-name="gr7" draw:text-style-name="P6" draw:layer="layout" svg:x1="4.75cm" svg:y1="0.629cm" svg:x2="5.75cm" svg:y2="0.629cm">
            <text:p/>
          </draw:line>
          <draw:line draw:style-name="gr7" draw:text-style-name="P6" draw:layer="layout" svg:x1="10.25cm" svg:y1="0.629cm" svg:x2="11.25cm" svg:y2="0.629cm">
            <text:p/>
          </draw:line>
          <draw:custom-shape draw:style-name="gr8" draw:text-style-name="P6" draw:layer="layout" svg:width="4.5cm" svg:height="5.247cm" svg:x="0.25cm" svg:y="0.8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4.5cm" svg:height="5.247cm" svg:x="5.75cm" svg:y="0.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4.5cm" svg:height="5.247cm" svg:x="11.25cm" svg:y="0.8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0.453cm" svg:height="0.301cm" svg:x="1.216cm" svg:y="3.365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9" draw:text-style-name="P6" draw:layer="layout" svg:width="0.454cm" svg:height="0.301cm" svg:x="1.693cm" svg:y="3.365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9" draw:text-style-name="P6" draw:layer="layout" svg:width="0.453cm" svg:height="0.301cm" svg:x="2.171cm" svg:y="3.365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9" draw:text-style-name="P6" draw:layer="layout" svg:width="0.453cm" svg:height="0.301cm" svg:x="1.216cm" svg:y="3.716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9" draw:text-style-name="P6" draw:layer="layout" svg:width="0.454cm" svg:height="0.301cm" svg:x="1.693cm" svg:y="3.716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9" draw:text-style-name="P6" draw:layer="layout" svg:width="0.453cm" svg:height="0.301cm" svg:x="2.171cm" svg:y="3.716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9" draw:text-style-name="P6" draw:layer="layout" svg:width="0.453cm" svg:height="0.301cm" svg:x="1.216cm" svg:y="4.06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9" draw:text-style-name="P6" draw:layer="layout" svg:width="0.454cm" svg:height="0.301cm" svg:x="1.693cm" svg:y="4.06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9" draw:text-style-name="P6" draw:layer="layout" svg:width="0.453cm" svg:height="0.301cm" svg:x="2.171cm" svg:y="4.06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g draw:style-name="gr1">
            <draw:custom-shape draw:style-name="gr10" draw:text-style-name="P7" draw:layer="layout" svg:width="0.965cm" svg:height="0.64cm" svg:x="7.484cm" svg:y="1.163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1" draw:text-style-name="P7" draw:layer="layout" svg:width="0.966cm" svg:height="0.641cm" svg:x="8.935cm" svg:y="1.948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0" draw:text-style-name="P7" draw:layer="layout" svg:width="0.965cm" svg:height="0.64cm" svg:x="6.032cm" svg:y="2.734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0" draw:text-style-name="P7" draw:layer="layout" svg:width="0.965cm" svg:height="0.64cm" svg:x="7.484cm" svg:y="2.734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 draw:style-name="gr1">
            <draw:custom-shape draw:style-name="gr12" draw:text-style-name="P7" draw:layer="layout" svg:width="0.965cm" svg:height="0.64cm" svg:x="6.032cm" svg:y="1.163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3" draw:text-style-name="P7" draw:layer="layout" svg:width="0.966cm" svg:height="0.64cm" svg:x="8.935cm" svg:y="1.163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4" draw:text-style-name="P7" draw:layer="layout" svg:width="0.965cm" svg:height="0.641cm" svg:x="6.032cm" svg:y="1.948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4" draw:text-style-name="P7" draw:layer="layout" svg:width="0.965cm" svg:height="0.641cm" svg:x="7.484cm" svg:y="1.948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3" draw:text-style-name="P7" draw:layer="layout" svg:width="0.966cm" svg:height="0.64cm" svg:x="8.935cm" svg:y="2.734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 draw:style-name="gr1">
            <draw:custom-shape draw:style-name="gr15" draw:text-style-name="P6" draw:layer="layout" svg:width="0.403cm" svg:height="0.267cm" svg:x="7.35cm" svg:y="3.875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6" draw:text-style-name="P6" draw:layer="layout" svg:width="0.403cm" svg:height="0.267cm" svg:x="7.35cm" svg:y="4.375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frame draw:name="Grafik 20" draw:style-name="gr17" draw:text-style-name="P3" draw:layer="layout" svg:width="0.265cm" svg:height="0.262cm" svg:x="8.255cm" svg:y="3.863cm">
              <draw:image xlink:href="Pictures/100025EA00002B2800002AACD38CD7F3.svg" xlink:type="simple" xlink:show="embed" xlink:actuate="onLoad" draw:mime-type="image/svg+xml">
                <text:p/>
              </draw:image>
              <draw:image xlink:href="Pictures/10000001000001A20000019DEF434C59.png" xlink:type="simple" xlink:show="embed" xlink:actuate="onLoad" draw:mime-type="image/png"/>
            </draw:frame>
            <draw:g draw:style-name="gr1">
              <draw:frame draw:name="Grafik 11" draw:style-name="gr18" draw:text-style-name="P8" draw:layer="layout" svg:width="0.265cm" svg:height="0.262cm" svg:x="8.256cm" svg:y="4.363cm">
                <draw:image xlink:href="Pictures/100025EA00002B2800002AACD38CD7F3.svg" xlink:type="simple" xlink:show="embed" xlink:actuate="onLoad" draw:mime-type="image/svg+xml">
                  <text:p/>
                </draw:image>
                <draw:image xlink:href="Pictures/10000001000001A20000019DEF434C59.png" xlink:type="simple" xlink:show="embed" xlink:actuate="onLoad" draw:mime-type="image/png"/>
              </draw:frame>
              <draw:custom-shape draw:style-name="gr19" draw:text-style-name="P9" draw:layer="layout" svg:width="0.363cm" svg:height="0.363cm" svg:x="8.2cm" svg:y="4.32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forbidden" draw:modifiers="1422.75449101796" draw:enhanced-path="U 10800 10800 10800 10800 0 360 Z B ?f0 ?f0 ?f1 ?f1 ?f9 ?f10 ?f11 ?f12 Z B ?f0 ?f0 ?f1 ?f1 ?f13 ?f14 ?f15 ?f16 Z N">
                  <draw:equation draw:name="f0" draw:formula="$0 "/>
                  <draw:equation draw:name="f1" draw:formula="21600-$0 "/>
                  <draw:equation draw:name="f2" draw:formula="10800-$0 "/>
                  <draw:equation draw:name="f3" draw:formula="$0 /2"/>
                  <draw:equation draw:name="f4" draw:formula="sqrt(?f2 *?f2 -?f3 *?f3 )"/>
                  <draw:equation draw:name="f5" draw:formula="10800-?f3 "/>
                  <draw:equation draw:name="f6" draw:formula="10800+?f3 "/>
                  <draw:equation draw:name="f7" draw:formula="10800-?f4 "/>
                  <draw:equation draw:name="f8" draw:formula="10800+?f4 "/>
                  <draw:equation draw:name="f9" draw:formula="(cos(45*(pi/180))*(?f5 -10800)+sin(45*(pi/180))*(?f7 -10800))+10800"/>
                  <draw:equation draw:name="f10" draw:formula="-(sin(45*(pi/180))*(?f5 -10800)-cos(45*(pi/180))*(?f7 -10800))+10800"/>
                  <draw:equation draw:name="f11" draw:formula="(cos(45*(pi/180))*(?f5 -10800)+sin(45*(pi/180))*(?f8 -10800))+10800"/>
                  <draw:equation draw:name="f12" draw:formula="-(sin(45*(pi/180))*(?f5 -10800)-cos(45*(pi/180))*(?f8 -10800))+10800"/>
                  <draw:equation draw:name="f13" draw:formula="(cos(45*(pi/180))*(?f6 -10800)+sin(45*(pi/180))*(?f8 -10800))+10800"/>
                  <draw:equation draw:name="f14" draw:formula="-(sin(45*(pi/180))*(?f6 -10800)-cos(45*(pi/180))*(?f8 -10800))+10800"/>
                  <draw:equation draw:name="f15" draw:formula="(cos(45*(pi/180))*(?f6 -10800)+sin(45*(pi/180))*(?f7 -10800))+10800"/>
                  <draw:equation draw:name="f16" draw:formula="-(sin(45*(pi/180))*(?f6 -10800)-cos(45*(pi/180))*(?f7 -10800))+10800"/>
                  <draw:handle draw:handle-position="$0 10800" draw:handle-range-x-minimum="0" draw:handle-range-x-maximum="7200"/>
                </draw:enhanced-geometry>
              </draw:custom-shape>
            </draw:g>
            <draw:frame draw:style-name="gr20" draw:text-style-name="P10" draw:layer="layout" svg:width="0.612cm" svg:height="0.467cm" svg:x="7.706cm" svg:y="3.774cm">
              <draw:text-box>
                <text:p><text:span text:style-name="T4">=</text:span></text:p>
              </draw:text-box>
            </draw:frame>
            <draw:frame draw:style-name="gr20" draw:text-style-name="P10" draw:layer="layout" svg:width="0.612cm" svg:height="0.467cm" svg:x="7.706cm" svg:y="4.275cm">
              <draw:text-box>
                <text:p><text:span text:style-name="T4">=</text:span></text:p>
              </draw:text-box>
            </draw:frame>
          </draw:g>
          <draw:g draw:style-name="gr1">
            <draw:custom-shape draw:style-name="gr21" draw:text-style-name="P7" draw:layer="layout" svg:width="0.965cm" svg:height="0.64cm" svg:x="12.984cm" svg:y="1.163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2" draw:text-style-name="P7" draw:layer="layout" svg:width="0.966cm" svg:height="0.641cm" svg:x="14.435cm" svg:y="1.948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1" draw:text-style-name="P7" draw:layer="layout" svg:width="0.965cm" svg:height="0.64cm" svg:x="11.532cm" svg:y="2.734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1" draw:text-style-name="P7" draw:layer="layout" svg:width="0.965cm" svg:height="0.64cm" svg:x="12.984cm" svg:y="2.734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custom-shape draw:style-name="gr23" draw:text-style-name="P11" draw:layer="layout" svg:width="0.965cm" svg:height="0.64cm" svg:x="11.532cm" svg:y="1.163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4" draw:text-style-name="P12" draw:layer="layout" svg:width="0.966cm" svg:height="0.64cm" svg:x="14.435cm" svg:y="1.163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5" draw:text-style-name="P11" draw:layer="layout" svg:width="0.965cm" svg:height="0.641cm" svg:x="11.532cm" svg:y="1.94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6" draw:text-style-name="P12" draw:layer="layout" svg:width="0.965cm" svg:height="0.641cm" svg:x="12.984cm" svg:y="1.94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7" draw:text-style-name="P11" draw:layer="layout" svg:width="0.966cm" svg:height="0.64cm" svg:x="14.435cm" svg:y="2.734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8" draw:text-style-name="P11" draw:layer="layout" svg:width="0.403cm" svg:height="0.267cm" svg:x="12.85cm" svg:y="3.875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9" draw:text-style-name="P12" draw:layer="layout" svg:width="0.403cm" svg:height="0.267cm" svg:x="12.85cm" svg:y="4.375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frame draw:name="Grafik 20" draw:style-name="gr17" draw:text-style-name="P3" draw:layer="layout" svg:width="0.265cm" svg:height="0.262cm" svg:x="13.755cm" svg:y="3.863cm">
            <draw:image xlink:href="Pictures/100025EA00002B2800002AACD38CD7F3.svg" xlink:type="simple" xlink:show="embed" xlink:actuate="onLoad" draw:mime-type="image/svg+xml">
              <text:p/>
            </draw:image>
            <draw:image xlink:href="Pictures/10000001000001A20000019DEF434C59.png" xlink:type="simple" xlink:show="embed" xlink:actuate="onLoad" draw:mime-type="image/png"/>
          </draw:frame>
          <draw:frame draw:style-name="gr20" draw:text-style-name="P10" draw:layer="layout" svg:width="0.612cm" svg:height="0.467cm" svg:x="13.206cm" svg:y="3.774cm">
            <draw:text-box>
              <text:p><text:span text:style-name="T4">=</text:span></text:p>
            </draw:text-box>
          </draw:frame>
          <draw:frame draw:style-name="gr20" draw:text-style-name="P10" draw:layer="layout" svg:width="0.612cm" svg:height="0.467cm" svg:x="13.206cm" svg:y="4.275cm">
            <draw:text-box>
              <text:p><text:span text:style-name="T4">=</text:span></text:p>
            </draw:text-box>
          </draw:frame>
          <draw:frame draw:style-name="gr30" draw:text-style-name="P13" draw:layer="layout" svg:width="0.526cm" svg:height="0.326cm" svg:x="13.61cm" svg:y="4.342cm">
            <draw:image xlink:href="Pictures/10002421000062D700003D4810A7CD39.svg" xlink:type="simple" xlink:show="embed" xlink:actuate="onLoad" draw:mime-type="image/svg+xml">
              <text:p/>
            </draw:image>
            <draw:image xlink:href="Pictures/10000001000003820000022D09E07927.png" xlink:type="simple" xlink:show="embed" xlink:actuate="onLoad" draw:mime-type="image/png"/>
          </draw:frame>
          <draw:frame draw:style-name="gr31" draw:text-style-name="P6" draw:layer="layout" svg:width="0.962cm" svg:height="0.962cm" draw:transform="rotate (-2.56807746138446) translate (3.746cm 2.505cm)">
            <draw:image xlink:href="Pictures/1000000100000200000002002EE0A718.png" xlink:type="simple" xlink:show="embed" xlink:actuate="onLoad" draw:mime-type="image/png">
              <text:p/>
            </draw:image>
          </draw:frame>
          <draw:custom-shape draw:style-name="gr32" draw:text-style-name="P6" draw:layer="layout" svg:width="0.999cm" svg:height="0.662cm" svg:x="1.998cm" svg:y="1.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6" draw:layer="layout" svg:width="0.665cm" svg:height="0.446cm" svg:x="2.664cm" svg:y="1.5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6" draw:layer="layout" svg:width="0.665cm" svg:height="0.441cm" svg:x="1.666cm" svg:y="2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6" draw:layer="layout" svg:width="1.001cm" svg:height="0.666cm" svg:x="1.811cm" svg:y="1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36">
            <draw:polygon draw:style-name="gr37" draw:text-style-name="P15" draw:layer="layout" svg:width="0.787cm" svg:height="0.993cm" svg:x="2.906cm" svg:y="3.364cm" svg:viewBox="0 0 788 994" draw:points="206,0 788,0 788,994 0,994 0,206">
              <text:p text:style-name="P14"><text:span text:style-name="T5">E</text:span><text:span text:style-name="T5">x</text:span><text:span text:style-name="T5">i</text:span><text:span text:style-name="T5">f</text:span></text:p>
              <text:p text:style-name="P14"><text:span text:style-name="T5">M</text:span><text:span text:style-name="T5">e</text:span><text:span text:style-name="T5">t</text:span><text:span text:style-name="T5">a</text:span><text:span text:style-name="T5">d</text:span><text:span text:style-name="T5">a</text:span><text:span text:style-name="T5">t</text:span><text:span text:style-name="T5">a</text:span></text:p>
            </draw:polygon>
            <draw:polygon draw:style-name="gr38" draw:text-style-name="P16" draw:layer="layout" svg:width="0.204cm" svg:height="0.204cm" draw:transform="rotate (-3.14159265358979) translate (3.11029939460649cm 3.56864006604293cm)" svg:viewBox="0 0 205 205" draw:points="0,205 0,0 205,0">
              <text:p/>
            </draw:polygon>
          </draw:g>
          <draw:custom-shape draw:style-name="gr39" draw:text-style-name="P17" draw:layer="layout" svg:width="0.5cm" svg:height="0.5cm" draw:transform="rotate (-1.5707963267949) translate (2.847cm 2.699cm)">
            <text:p/>
            <draw:enhanced-geometry svg:viewBox="0 0 21600 21600" draw:text-areas="0 ?f0 ?f5 ?f2" draw:mirror-horizontal="false" draw:mirror-vertical="false" draw:type="right-arrow" draw:modifiers="10649.1017964072 5826.1738261738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1">
          <draw:page-thumbnail draw:style-name="gr40" draw:layer="layout" svg:width="19.798cm" svg:height="11.136cm" svg:x="0.6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modern"/>
    <style:font-face style:name="Noto Sans CJK SC1" svg:font-family="'Noto Sans CJK SC'" style:font-family-generic="system" style:font-pitch="variable"/>
    <style:font-face style:name="Ubuntu" svg:font-family="Ubuntu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0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3.1999998092651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64cm" fo:margin-bottom="0cm" fo:text-indent="0cm"/>
      <style:text-properties fo:font-size="11.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123cm" fo:margin-bottom="0cm" fo:text-indent="0cm"/>
      <style:text-properties fo:font-size="9.8999996185302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081cm" fo:margin-bottom="0cm" fo:text-indent="0cm"/>
      <style:text-properties fo:font-size="8.19999980926514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4cm" fo:margin-bottom="0cm" fo:text-indent="0cm"/>
      <style:text-properties fo:font-size="8.19999980926514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4cm" fo:margin-bottom="0cm" fo:text-indent="0cm"/>
      <style:text-properties fo:font-size="8.19999980926514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4cm" fo:margin-bottom="0cm" fo:text-indent="0cm"/>
      <style:text-properties fo:font-size="8.19999980926514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4cm" fo:margin-bottom="0cm" fo:text-indent="0cm"/>
      <style:text-properties fo:font-size="8.19999980926514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4cm" fo:margin-bottom="0cm" fo:text-indent="0cm"/>
      <style:text-properties fo:font-size="8.19999980926514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.1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6cm" fo:page-height="6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3.655cm" svg:x="1cm" svg:y="4.445cm"/>
      <draw:page-thumbnail draw:layer="backgroundobjects" svg:width="8.999cm" svg:height="3.655cm" svg:x="1cm" svg:y="13.021cm"/>
      <draw:page-thumbnail draw:layer="backgroundobjects" svg:width="8.999cm" svg:height="3.655cm" svg:x="1cm" svg:y="21.597cm"/>
      <draw:page-thumbnail draw:layer="backgroundobjects" svg:width="8.999cm" svg:height="3.655cm" svg:x="11cm" svg:y="4.445cm"/>
      <draw:page-thumbnail draw:layer="backgroundobjects" svg:width="8.999cm" svg:height="3.655cm" svg:x="11cm" svg:y="13.021cm"/>
      <draw:page-thumbnail draw:layer="backgroundobjects" svg:width="8.999cm" svg:height="3.655cm" svg:x="11cm" svg:y="21.597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14.4cm" svg:height="1.086cm" svg:x="0.8cm" svg:y="0.258cm" presentation:class="title" presentation:placeholder="true">
        <draw:text-box/>
      </draw:frame>
      <draw:frame presentation:style-name="Standard-outline1" draw:layer="backgroundobjects" svg:width="14.4cm" svg:height="3.77cm" svg:x="0.8cm" svg:y="1.52cm" presentation:class="outline" presentation:placeholder="true">
        <draw:text-box/>
      </draw:frame>
      <draw:frame presentation:style-name="Mpr1" draw:text-style-name="MP2" draw:layer="backgroundobjects" svg:width="3.728cm" svg:height="0.448cm" svg:x="0.8cm" svg:y="5.9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.072cm" svg:height="0.448cm" svg:x="5.472cm" svg:y="5.9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728cm" svg:height="0.448cm" svg:x="11.472cm" svg:y="5.92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13:24:35.939171833</meta:creation-date>
    <dc:date>2024-04-17T09:39:41.113231520</dc:date>
    <meta:editing-duration>PT35M35S</meta:editing-duration>
    <meta:editing-cycles>11</meta:editing-cycles>
    <meta:generator>LibreOffice/24.2.2.2$Linux_X86_64 LibreOffice_project/420$Build-2</meta:generator>
    <dc:creator>David Hofmann</dc:creator>
    <meta:document-statistic meta:object-count="93"/>
  </office:meta>
</office:document-meta>
</file>